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G amar rahe</text:p>
      <text:p text:style-name="Standard">vineet amar rahe <text:line-break/>hardik v amar ra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0T20:46:52.029658386</meta:creation-date>
    <dc:date>2018-07-30T20:58:00</dc:date>
    <meta:editing-duration>PT1M27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2" meta:word-count="10" meta:character-count="48"/>
  </office:meta>
</office:document-meta>
</file>